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loext:contextual-spacing="false" fo:margin-top="0cm" fo:margin-bottom="0cm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5" style:family="paragraph" style:parent-style-name="Standard">
      <style:paragraph-properties loext:contextual-spacing="false" fo:margin-top="0cm" fo:margin-bottom="0cm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6" style:family="paragraph" style:parent-style-name="Standard">
      <style:paragraph-properties loext:contextual-spacing="false" fo:margin-top="0cm" fo:margin-bottom="0cm" fo:break-before="page"/>
      <style:text-properties fo:font-weight="bold" style:font-weight-asian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9" style:family="paragraph" style:parent-style-name="Standard" style:list-style-name="WWNum4">
      <style:paragraph-properties loext:contextual-spacing="true" fo:margin-left="1.27cm" fo:margin-right="0cm" fo:margin-top="0cm" fo:margin-bottom="0cm" fo:text-indent="-0.635cm" style:auto-text-indent="false"/>
    </style:style>
    <style:style style:name="P10" style:family="paragraph" style:parent-style-name="Standard" style:list-style-name="WWNum5">
      <style:paragraph-properties loext:contextual-spacing="true" fo:margin-left="1.27cm" fo:margin-right="0cm" fo:margin-top="0cm" fo:margin-bottom="0cm" fo:text-indent="-0.635cm" style:auto-text-indent="false"/>
    </style:style>
    <style:style style:name="P11" style:family="paragraph" style:parent-style-name="Standard" style:list-style-name="WWNum10">
      <style:paragraph-properties loext:contextual-spacing="true" fo:margin-left="1.27cm" fo:margin-right="0cm" fo:margin-top="0cm" fo:margin-bottom="0cm" fo:text-indent="-0.635cm" style:auto-text-indent="false"/>
    </style:style>
    <style:style style:name="P12" style:family="paragraph" style:parent-style-name="Standard" style:list-style-name="WWNum8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3" style:family="paragraph" style:parent-style-name="Standard" style:list-style-name="WWNum6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4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5" style:family="paragraph" style:parent-style-name="Standard" style:list-style-name="WWNum9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6" style:family="paragraph" style:parent-style-name="Standard" style:list-style-name="WWNum8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fo:background-color="#cc66ff" style:font-name-asian="Consolas1" style:font-size-asian="12pt" style:font-name-complex="Consolas1" style:font-size-complex="12pt"/>
    </style:style>
    <style:style style:name="P17" style:family="paragraph" style:parent-style-name="Standard" style:list-style-name="WWNum6">
      <style:paragraph-properties loext:contextual-spacing="true" fo:margin-left="1.27cm" fo:margin-right="0cm" fo:margin-top="0cm" fo:margin-bottom="0cm" fo:text-indent="-0.635cm" style:auto-text-indent="false"/>
      <style:text-properties fo:color="#000000" style:font-name="Consolas" fo:font-size="12pt" fo:background-color="#cc66ff" style:font-name-asian="Consolas1" style:font-size-asian="12pt" style:font-name-complex="Consolas1" style:font-size-complex="12pt"/>
    </style:style>
    <style:style style:name="P18" style:family="paragraph" style:parent-style-name="Standard" style:list-style-name="WWNum11">
      <style:paragraph-properties loext:contextual-spacing="true" fo:margin-left="1.27cm" fo:margin-right="0cm" fo:margin-top="0cm" fo:margin-bottom="0cm" fo:text-indent="-0.635cm" style:auto-text-indent="false"/>
    </style:style>
    <style:style style:name="P19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</style:style>
    <style:style style:name="P20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1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2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  <style:text-properties style:font-name="Consolas" fo:font-size="12pt" fo:background-color="#cc66ff" style:font-name-asian="Consolas1" style:font-size-asian="12pt" style:font-name-complex="Consolas1" style:font-size-complex="12pt"/>
    </style:style>
    <style:style style:name="P23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  <style:text-properties style:font-name="Consolas" fo:font-size="12pt" fo:background-color="#cc66ff" style:font-name-asian="Consolas1" style:font-size-asian="12pt" style:font-name-complex="Consolas1" style:font-size-complex="12pt"/>
    </style:style>
    <style:style style:name="P24" style:family="paragraph" style:parent-style-name="Standard" style:list-style-name="WWNum9">
      <style:paragraph-properties loext:contextual-spacing="true" fo:margin-left="1.27cm" fo:margin-right="0cm" fo:margin-top="0cm" fo:margin-bottom="0cm" fo:text-indent="-0.635cm" style:auto-text-indent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25" style:family="paragraph" style:parent-style-name="Standard" style:list-style-name="WWNum9">
      <style:paragraph-properties loext:contextual-spacing="true" fo:margin-left="1.27cm" fo:margin-right="0cm" fo:margin-top="0cm" fo:margin-bottom="0cm" fo:text-indent="-0.635cm" style:auto-text-indent="false"/>
      <style:text-properties fo:color="#666600" style:font-name="Consolas" fo:font-size="12pt" fo:background-color="#cc66ff" style:font-name-asian="Consolas1" style:font-size-asian="12pt" style:font-name-complex="Consolas1" style:font-size-complex="12pt"/>
    </style:style>
    <style:style style:name="P26" style:family="paragraph" style:parent-style-name="Standard" style:list-style-name="WWNum12">
      <style:paragraph-properties loext:contextual-spacing="true" fo:margin-left="1.27cm" fo:margin-right="0cm" fo:margin-top="0cm" fo:margin-bottom="0cm" fo:text-indent="-0.635cm" style:auto-text-indent="false"/>
    </style:style>
    <style:style style:name="P27" style:family="paragraph" style:parent-style-name="Standard" style:list-style-name="WWNum4">
      <style:paragraph-properties loext:contextual-spacing="true" fo:margin-left="1.27cm" fo:margin-right="0cm" fo:margin-top="0cm" fo:margin-bottom="0cm" fo:text-indent="-0.635cm" style:auto-text-indent="false"/>
      <style:text-properties fo:background-color="#cc66ff"/>
    </style:style>
    <style:style style:name="P28" style:family="paragraph" style:parent-style-name="Standard" style:list-style-name="WWNum5">
      <style:paragraph-properties loext:contextual-spacing="true" fo:margin-left="1.27cm" fo:margin-right="0cm" fo:margin-top="0cm" fo:margin-bottom="0cm" fo:text-indent="-0.635cm" style:auto-text-indent="false"/>
      <style:text-properties fo:background-color="#cc66ff"/>
    </style:style>
    <style:style style:name="P29" style:family="paragraph" style:parent-style-name="Standard" style:list-style-name="WWNum10">
      <style:paragraph-properties loext:contextual-spacing="true" fo:margin-left="1.27cm" fo:margin-right="0cm" fo:margin-top="0cm" fo:margin-bottom="0cm" fo:text-indent="-0.635cm" style:auto-text-indent="false"/>
      <style:text-properties fo:background-color="#cc66ff"/>
    </style:style>
    <style:style style:name="P30" style:family="paragraph" style:parent-style-name="Standard" style:list-style-name="WWNum11">
      <style:paragraph-properties loext:contextual-spacing="true" fo:margin-left="1.27cm" fo:margin-right="0cm" fo:margin-top="0cm" fo:margin-bottom="0cm" fo:text-indent="-0.635cm" style:auto-text-indent="false"/>
      <style:text-properties fo:background-color="#cc66ff"/>
    </style:style>
    <style:style style:name="P31" style:family="paragraph" style:parent-style-name="Standard" style:list-style-name="WWNum12">
      <style:paragraph-properties loext:contextual-spacing="true" fo:margin-left="1.27cm" fo:margin-right="0cm" fo:margin-top="0cm" fo:margin-bottom="0cm" fo:text-indent="-0.635cm" style:auto-text-indent="false"/>
      <style:text-properties fo:background-color="#cc66ff"/>
    </style:style>
    <style:style style:name="P32" style:family="paragraph" style:parent-style-name="Standard" style:list-style-name="WWNum11">
      <style:paragraph-properties loext:contextual-spacing="true"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33" style:family="paragraph" style:parent-style-name="Standard">
      <style:paragraph-properties loext:contextual-spacing="false" fo:margin-top="0cm" fo:margin-bottom="0cm"/>
    </style:style>
    <style:style style:name="P34" style:family="paragraph" style:parent-style-name="Standard" style:list-style-name="L1">
      <style:paragraph-properties loext:contextual-spacing="false" fo:margin-top="0cm" fo:margin-bottom="0cm"/>
    </style:style>
    <style:style style:name="P35" style:family="paragraph" style:parent-style-name="Standard" style:master-page-name="Standard">
      <style:paragraph-properties loext:contextual-spacing="false" fo:margin-top="0cm" fo:margin-bottom="0cm" style:page-number="1"/>
      <style:text-properties fo:font-weight="bold" style:font-weight-asian="bold"/>
    </style:style>
    <style:style style:name="P36" style:family="paragraph" style:parent-style-name="Title">
      <style:paragraph-properties loext:contextual-spacing="false" fo:margin-top="0cm" fo:margin-bottom="0cm" fo:line-height="100%"/>
      <style:text-properties style:font-name="Courier New" fo:font-size="8pt" style:font-name-asian="Courier New1" style:font-size-asian="8pt" style:font-name-complex="Courier New1" style:font-size-complex="8pt"/>
    </style:style>
    <style:style style:name="T1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2" style:family="text">
      <style:text-properties fo:color="#000000" style:font-name="Consolas" fo:font-size="12pt" fo:background-color="#cc66ff" style:font-name-asian="Consolas1" style:font-size-asian="12pt" style:font-name-complex="Consolas1" style:font-size-complex="12pt"/>
    </style:style>
    <style:style style:name="T3" style:family="text">
      <style:text-properties fo:color="#666600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666600" style:font-name="Consolas" fo:font-size="12pt" fo:background-color="#cc66ff" style:font-name-asian="Consolas1" style:font-size-asian="12pt" style:font-name-complex="Consolas1" style:font-size-complex="12pt"/>
    </style:style>
    <style:style style:name="T5" style:family="text">
      <style:text-properties fo:color="#006666" style:font-name="Consolas" fo:font-size="12pt" style:font-name-asian="Consolas1" style:font-size-asian="12pt" style:font-name-complex="Consolas1" style:font-size-complex="12pt"/>
    </style:style>
    <style:style style:name="T6" style:family="text">
      <style:text-properties fo:color="#008800"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fo:color="#008800" style:font-name="Consolas" fo:font-size="12pt" fo:background-color="#cc66ff" style:font-name-asian="Consolas1" style:font-size-asian="12pt" style:font-name-complex="Consolas1" style:font-size-complex="12pt"/>
    </style:style>
    <style:style style:name="T8" style:family="text">
      <style:text-properties fo:color="#000088" style:font-name="Consolas" fo:font-size="12pt" style:font-name-asian="Consolas1" style:font-size-asian="12pt" style:font-name-complex="Consolas1" style:font-size-complex="12pt"/>
    </style:style>
    <style:style style:name="T9" style:family="text">
      <style:text-properties fo:color="#000088" style:font-name="Consolas" fo:font-size="12pt" fo:background-color="#cc66ff" style:font-name-asian="Consolas1" style:font-size-asian="12pt" style:font-name-complex="Consolas1" style:font-size-complex="12pt"/>
    </style:style>
    <style:style style:name="T10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11" style:family="text">
      <style:text-properties fo:color="#660066" style:font-name="Consolas" fo:font-size="12pt" style:font-name-asian="Consolas1" style:font-size-asian="12pt" style:font-name-complex="Consolas1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1 (PHP) - Surlignez <text:s/>la /les <text:s/>bonne réponse(s).</text:p>
      <text:p text:style-name="P2"><text:span text:style-name="T1">$myVar </text:span><text:span text:style-name="T3">=</text:span><text:span text:style-name="T1"> </text:span><text:span text:style-name="T3">"</text:span><text:span text:style-name="T1">variable</text:span><text:span text:style-name="T3">";</text:span></text:p>
      <text:p text:style-name="P2"><text:span text:style-name="T1">echo $myVar</text:span><text:span text:style-name="T3">[</text:span><text:span text:style-name="T5">2</text:span><text:span text:style-name="T3">];</text:span></text:p>
      <text:p text:style-name="P2"/>
      <text:p text:style-name="P2">Quelle est la sortie de ce script ?</text:p>
      <text:list xml:id="list8164976153679409825" text:style-name="WWNum4">
        <text:list-item>
          <text:p text:style-name="P27">r</text:p>
        </text:list-item>
        <text:list-item>
          <text:p text:style-name="P9">a</text:p>
        </text:list-item>
        <text:list-item>
          <text:p text:style-name="P9">une erreur</text:p>
        </text:list-item>
      </text:list>
      <text:p text:style-name="P2"/>
      <text:p text:style-name="P3">2 (PHP) - Surlignez <text:s/>la /les <text:s/>bonne réponse(s).</text:p>
      <text:p text:style-name="P2"><text:span text:style-name="T1">$myVar </text:span><text:span text:style-name="T3">=</text:span><text:span text:style-name="T1"> </text:span><text:span text:style-name="T6">"checkpoint";</text:span></text:p>
      <text:p text:style-name="P2"><text:span text:style-name="T8">if</text:span><text:span text:style-name="T1"> </text:span><text:span text:style-name="T3">(</text:span><text:span text:style-name="T1">$myVar </text:span><text:span text:style-name="T3">==</text:span><text:span text:style-name="T1"> </text:span><text:span text:style-name="T6">"wcs"</text:span><text:span text:style-name="T3">)</text:span><text:span text:style-name="T1"> {</text:span></text:p>
      <text:p text:style-name="P2"><text:span text:style-name="T1"><text:tab/>echo </text:span><text:span text:style-name="T6">"wcs";</text:span></text:p>
      <text:p text:style-name="P2"><text:span text:style-name="T3">}</text:span><text:span text:style-name="T1"> </text:span><text:span text:style-name="T8">else</text:span><text:span text:style-name="T1"> {</text:span></text:p>
      <text:p text:style-name="P4"><text:tab/>echo $myVar;</text:p>
      <text:p text:style-name="P4">}</text:p>
      <text:p text:style-name="P2"/>
      <text:p text:style-name="P2">Quelle est la sortie de ce script ?</text:p>
      <text:list xml:id="list3104633810225084887" text:style-name="WWNum5">
        <text:list-item>
          <text:p text:style-name="P10">wcs</text:p>
        </text:list-item>
        <text:list-item>
          <text:p text:style-name="P28">checkpoint</text:p>
        </text:list-item>
        <text:list-item>
          <text:p text:style-name="P10">wcscheckpoint</text:p>
        </text:list-item>
        <text:list-item>
          <text:p text:style-name="P10">checkpointwcs</text:p>
        </text:list-item>
      </text:list>
      <text:p text:style-name="P2"/>
      <text:p text:style-name="P3">3 (PHP) <text:s/>- Surlignez la /les bonne réponse(s).</text:p>
      <text:p text:style-name="P2">Comment récupérer <text:s/>les données d’un formulaire utilisant l’attribut method=”post”. </text:p>
      <text:p text:style-name="P2"/>
      <text:list xml:id="list7499679493047633995" text:style-name="WWNum10">
        <text:list-item>
          <text:p text:style-name="P11"><text:span text:style-name="T1">$_SERVER</text:span><text:span text:style-name="T3">[];</text:span></text:p>
        </text:list-item>
        <text:list-item>
          <text:p text:style-name="P11"><text:span text:style-name="T1">$_GET</text:span><text:span text:style-name="T3">[];</text:span></text:p>
        </text:list-item>
        <text:list-item>
          <text:p text:style-name="P11"><text:span text:style-name="T1">$_REQUEST</text:span><text:span text:style-name="T3">[];</text:span></text:p>
        </text:list-item>
        <text:list-item>
          <text:p text:style-name="P29"><text:span text:style-name="T1">$_POST</text:span><text:span text:style-name="T3">[];</text:span></text:p>
        </text:list-item>
      </text:list>
      <text:p text:style-name="P2"/>
      <text:p text:style-name="P3">4 (SQL) <text:s/>- Surlignez la /les bonnes réponse(s).</text:p>
      <text:p text:style-name="P2">Quels mots clés puis je utiliser pour supprimer les données d’une table</text:p>
      <text:p text:style-name="P2"/>
      <text:list xml:id="list1034986690636849216" text:style-name="WWNum8">
        <text:list-item>
          <text:p text:style-name="P12">DROP</text:p>
        </text:list-item>
        <text:list-item>
          <text:p text:style-name="P12">TRUNCATE</text:p>
        </text:list-item>
        <text:list-item>
          <text:p text:style-name="P16">DELETE</text:p>
        </text:list-item>
        <text:list-item>
          <text:p text:style-name="P12">REMOVE</text:p>
        </text:list-item>
      </text:list>
      <text:p text:style-name="P2"/>
      <text:p text:style-name="P2"/>
      <text:p text:style-name="P6">5 (PHP) <text:s/>- Surlignez la/les bonne réponse(s).</text:p>
      <text:p text:style-name="P2"/>
      <text:p text:style-name="P2">Comment peut-on créer un tableau en PHP ?</text:p>
      <text:p text:style-name="P7"/>
      <text:list xml:id="list4518921366105633014" text:style-name="WWNum11">
        <text:list-item>
          <text:p text:style-name="P32"><text:span text:style-name="T2">$fruits </text:span><text:span text:style-name="T4">=</text:span><text:span text:style-name="T2"> </text:span><text:span text:style-name="T9">array</text:span><text:span text:style-name="T4">(</text:span><text:span text:style-name="T7">"Banana"</text:span><text:span text:style-name="T4">,</text:span><text:span text:style-name="T2"> </text:span><text:span text:style-name="T7">"Apple"</text:span><text:span text:style-name="T4">,</text:span><text:span text:style-name="T2"> </text:span><text:span text:style-name="T7">"Mango"</text:span><text:span text:style-name="T4">);</text:span><text:span text:style-name="T3"> </text:span></text:p>
        </text:list-item>
        <text:list-item>
          <text:p text:style-name="P32"><text:span text:style-name="T1">$fruits </text:span><text:span text:style-name="T3">=</text:span><text:span text:style-name="T1"> </text:span><text:span text:style-name="T6">"Banana"</text:span><text:span text:style-name="T3">,</text:span><text:span text:style-name="T1"> </text:span><text:span text:style-name="T6">"Apple"</text:span><text:span text:style-name="T3">,</text:span><text:span text:style-name="T1"> </text:span><text:span text:style-name="T6">"Mango";</text:span></text:p>
        </text:list-item>
        <text:list-item>
          <text:p text:style-name="P18"><text:span text:style-name="T1">$fruits </text:span><text:span text:style-name="T3">=</text:span><text:span text:style-name="T1"> </text:span><text:span text:style-name="T8">array</text:span><text:span text:style-name="T3">[</text:span><text:span text:style-name="T6">"Banana"</text:span><text:span text:style-name="T3">,</text:span><text:span text:style-name="T1"> </text:span><text:span text:style-name="T6">"Apple"</text:span><text:span text:style-name="T3">,</text:span><text:span text:style-name="T1"> </text:span><text:span text:style-name="T6">"Mango"</text:span><text:span text:style-name="T3">];</text:span></text:p>
        </text:list-item>
        <text:list-item>
          <text:p text:style-name="P30"><text:span text:style-name="T1">$fruits </text:span><text:span text:style-name="T3">=[</text:span><text:span text:style-name="T6">"Banana"</text:span><text:span text:style-name="T3">,</text:span><text:span text:style-name="T1"> </text:span><text:span text:style-name="T6">"Apple"</text:span><text:span text:style-name="T3">,</text:span><text:span text:style-name="T1"> </text:span><text:span text:style-name="T6">"Mango"</text:span><text:span text:style-name="T3">];</text:span></text:p>
        </text:list-item>
        <text:list-item>
          <text:p text:style-name="P18"><text:span text:style-name="T1">$fruits</text:span><text:span text:style-name="T3">(</text:span><text:span text:style-name="T6">"Banana"</text:span><text:span text:style-name="T3">,</text:span><text:span text:style-name="T1"> </text:span><text:span text:style-name="T6">"Apple"</text:span><text:span text:style-name="T3">,</text:span><text:span text:style-name="T1"> </text:span><text:span text:style-name="T6">"Mango"</text:span><text:span text:style-name="T3">);</text:span></text:p>
        </text:list-item>
      </text:list>
      <text:p text:style-name="P2"/>
      <text:p text:style-name="P2"/>
      <text:p text:style-name="P3">6 (GIT)</text:p>
      <text:p text:style-name="P2">Citer 4 commandes usuelles de GIT + leur description rapide.</text:p>
      <text:list xml:id="list8604818735188807242" text:style-name="L1">
        <text:list-item>
          <text:p text:style-name="P34">Git clone → Clone un repo en local</text:p>
        </text:list-item>
        <text:list-item>
          <text:p text:style-name="P34">Git branch → Créée une branche</text:p>
        </text:list-item>
        <text:list-item>
          <text:p text:style-name="P34">Git commit -m « bla » → Fait un commit avant de push avec explications</text:p>
        </text:list-item>
        <text:list-item>
          <text:p text:style-name="P34">Git push origin « nom de branche » → Exporte le travail effectué sur le repo</text:p>
        </text:list-item>
      </text:list>
      <text:p text:style-name="P2"/>
      <text:p text:style-name="P2"/>
      <text:p text:style-name="P2"/>
      <text:p text:style-name="P2"/>
      <text:p text:style-name="P3">7 (HTML / CSS)</text:p>
      <text:p text:style-name="P2">Expliquer la différence (avec un exemple) entre une balise HTML et un attribut.</text:p>
      <text:p text:style-name="P2"/>
      <text:p text:style-name="P2">La balise HTML permet de créer un élément de page (&lt;p&gt; pour un paragraphe, &lt;form&gt; pour un formulaire, etc...)</text:p>
      <text:p text:style-name="P2">Un attribut permet quant à lui d'ajouter des options, des spécifications à cet élément (« src » pour donner la source d'une image ou d'une vidéo, « alt » pour attribuer un texte à une image si celle-ci ne s'affiche pas, etc...)</text:p>
      <text:p text:style-name="P2"/>
      <text:p text:style-name="P2"/>
      <text:p text:style-name="P2"/>
      <text:p text:style-name="P2"/>
      <text:p text:style-name="P2"/>
      <text:p text:style-name="P3">8 (Symfony)</text:p>
      <text:p text:style-name="P2">Quelle commande dans la console permet à Symfony de générer les tables en bases de données de notre application (hors options) ?</text:p>
      <text:p text:style-name="P2"/>
      <text:list xml:id="list3476038933251379034" text:style-name="WWNum1">
        <text:list-item>
          <text:p text:style-name="P19"><text:span text:style-name="T1">php </text:span><text:span text:style-name="T10">bin/console symfony:database:generate</text:span></text:p>
        </text:list-item>
        <text:list-item>
          <text:p text:style-name="P22">php app/console doctrine:database:generate</text:p>
        </text:list-item>
        <text:list-item>
          <text:p text:style-name="P20">php bin/console doctrine:schema:update</text:p>
        </text:list-item>
        <text:list-item>
          <text:p text:style-name="P20">php bin/console database:schema:update</text:p>
        </text:list-item>
        <text:list-item>
          <text:p text:style-name="P20">php bin/console doctrine:generate:entities</text:p>
        </text:list-item>
      </text:list>
      <text:p text:style-name="P2"/>
      <text:p text:style-name="P2"/>
      <text:p text:style-name="P2"/>
      <text:p text:style-name="P3"><text:soft-page-break/>9 (Symfony)</text:p>
      <text:p text:style-name="P2">Quel composant, installé par défaut, de Symfony s’occupe de la partie MODEL de l’architecture MVC <text:s/>de notre application 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10 (PHP)</text:p>
      <text:p text:style-name="P2">Quelle est la version majeure actuelle de PHP</text:p>
      <text:p text:style-name="P2"/>
      <text:list xml:id="list7390617259223762983" text:style-name="WWNum6">
        <text:list-item>
          <text:p text:style-name="P13">5</text:p>
        </text:list-item>
        <text:list-item>
          <text:p text:style-name="P13">6</text:p>
        </text:list-item>
        <text:list-item>
          <text:p text:style-name="P17">7</text:p>
        </text:list-item>
        <text:list-item>
          <text:p text:style-name="P13">8</text:p>
        </text:list-item>
      </text:list>
      <text:p text:style-name="P2"/>
      <text:p text:style-name="P3">11 (POO)</text:p>
      <text:p text:style-name="P2">Que peut on trouver de définis dans une classe ?</text:p>
      <text:p text:style-name="P2"/>
      <text:p text:style-name="P2">Attributs (caractères d'un objet) et Méthodes (actions qui s'appliquent à l'objet).</text:p>
      <text:p text:style-name="P2"/>
      <text:p text:style-name="P2"/>
      <text:p text:style-name="P2"/>
      <text:p text:style-name="P3">12 (POO)</text:p>
      <text:p text:style-name="P2"><text:span text:style-name="T8">class</text:span><text:span text:style-name="T1"> </text:span><text:span text:style-name="T11">MyClass</text:span></text:p>
      <text:p text:style-name="P4">{</text:p>
      <text:p text:style-name="P2"><text:span text:style-name="T1"><text:tab/></text:span><text:span text:style-name="T8">private</text:span><text:span text:style-name="T1"> $name;</text:span></text:p>
      <text:p text:style-name="P4"/>
      <text:p text:style-name="P2"><text:span text:style-name="T1"><text:tab/></text:span><text:span text:style-name="T8">public</text:span><text:span text:style-name="T1"> </text:span><text:span text:style-name="T8">function</text:span><text:span text:style-name="T1"> __construct</text:span><text:span text:style-name="T3">()</text:span></text:p>
      <text:p text:style-name="P4"><text:tab/>{</text:p>
      <text:p text:style-name="P2"><text:span text:style-name="T1"><text:tab/><text:tab/>$this</text:span><text:span text:style-name="T3">-&gt;</text:span><text:span text:style-name="T1">name </text:span><text:span text:style-name="T3">=</text:span><text:span text:style-name="T1"> </text:span><text:span text:style-name="T3">"</text:span><text:span text:style-name="T1">WCS</text:span><text:span text:style-name="T3">";</text:span></text:p>
      <text:p text:style-name="P8">}</text:p>
      <text:p text:style-name="P5">} </text:p>
      <text:p text:style-name="P2"/>
      <text:p text:style-name="P2">Que représente ici $this ? De quel type est il ?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3 (GIT) - Surlignez la/les bonne réponse(s)</text:p>
      <text:p text:style-name="P2">Comment créer un nouveau repository local ?</text:p>
      <text:p text:style-name="P2"/>
      <text:list xml:id="list8154690194398389894" text:style-name="WWNum2">
        <text:list-item>
          <text:p text:style-name="P14">git start</text:p>
        </text:list-item>
        <text:list-item>
          <text:p text:style-name="P23">git init</text:p>
        </text:list-item>
        <text:list-item>
          <text:p text:style-name="P21">git new origin</text:p>
        </text:list-item>
        <text:list-item>
          <text:p text:style-name="P21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>14 (PHP) - Surlignez la/les bonne(s) réponse(s)</text:p>
      <text:p text:style-name="P2">En PHP, quel opérateur permet d’accéder aux propriétés et méthodes accessible d’un objet ?</text:p>
      <text:p text:style-name="P2"/>
      <text:list xml:id="list3523690238531545985" text:style-name="WWNum9">
        <text:list-item>
          <text:p text:style-name="P15">.</text:p>
        </text:list-item>
        <text:list-item>
          <text:p text:style-name="P25">-&gt;</text:p>
        </text:list-item>
        <text:list-item>
          <text:p text:style-name="P15">=</text:p>
        </text:list-item>
        <text:list-item>
          <text:p text:style-name="P24">::</text:p>
        </text:list-item>
      </text:list>
      <text:p text:style-name="P2"/>
      <text:p text:style-name="P2"/>
      <text:p text:style-name="P3">15 (HTML / CSS)</text:p>
      <text:p text:style-name="P2">Expliquer le fonctionnement d’une balise &lt;form&gt; ainsi que ses divers attributs ou autres balises nécessaire ?</text:p>
      <text:p text:style-name="P2"/>
      <text:p text:style-name="P2">&lt;form&gt; → balise de création d'un formulaire</text:p>
      <text:p text:style-name="P2">&lt;input /&gt; → balise de création d'un champ</text:p>
      <text:p text:style-name="P2">&lt;label&gt; → balise de nommage de champ</text:p>
      <text:p text:style-name="P2">&lt;type&gt; → précise de quel type de champ sera l'input (text, email, password, submit, …)</text:p>
      <text:p text:style-name="P2"/>
      <text:p text:style-name="P2"/>
      <text:p text:style-name="P2"/>
      <text:p text:style-name="P3">16 (POO)- Surlignez la/les bonne réponse(s)</text:p>
      <text:p text:style-name="P2">Considérant la classe Rectangle, si je souhaites que celle ci hérite des propriétés et méthodes de la classe Polygon, laquelle de ces options est la bonne ?</text:p>
      <text:p text:style-name="P2"/>
      <text:list xml:id="list1386348311512692596" text:style-name="WWNum12">
        <text:list-item>
          <text:p text:style-name="P26"><text:span text:style-name="T8">class</text:span><text:span text:style-name="T1"> </text:span><text:span text:style-name="T11">Rectangle</text:span><text:span text:style-name="T1"> </text:span><text:span text:style-name="T8">inherit</text:span><text:span text:style-name="T1"> </text:span><text:span text:style-name="T11">Polygon</text:span></text:p>
        </text:list-item>
        <text:list-item>
          <text:p text:style-name="P31"><text:span text:style-name="T8">class</text:span><text:span text:style-name="T1"> </text:span><text:span text:style-name="T11">Rectangle</text:span><text:span text:style-name="T1"> </text:span><text:span text:style-name="T8">extends</text:span><text:span text:style-name="T1"> </text:span><text:span text:style-name="T11">Polygon</text:span></text:p>
        </text:list-item>
        <text:list-item>
          <text:p text:style-name="P26"><text:span text:style-name="T8">class</text:span><text:span text:style-name="T1"> </text:span><text:span text:style-name="T11">Polygon</text:span><text:span text:style-name="T1"> </text:span><text:span text:style-name="T8">implements</text:span><text:span text:style-name="T1"> </text:span><text:span text:style-name="T11">Rectangle</text:span></text:p>
        </text:list-item>
        <text:list-item>
          <text:p text:style-name="P26"><text:span text:style-name="T8">class</text:span><text:span text:style-name="T1"> </text:span><text:span text:style-name="T11">Rectangle</text:span><text:span text:style-name="T1"> </text:span><text:span text:style-name="T8">include</text:span><text:span text:style-name="T1"> </text:span><text:span text:style-name="T11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fr" fo:country="FR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 loext:contextual-spacing="false" fo:margin-top="0cm" fo:margin-bottom="0cm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MP2" style:family="paragraph" style:parent-style-name="Title">
      <style:paragraph-properties loext:contextual-spacing="false" fo:margin-top="0cm" fo:margin-bottom="0cm" fo:line-height="100%"/>
      <style:text-properties style:font-name="Courier New" fo:font-size="8pt" style:font-name-asian="Courier New1" style:font-size-asian="8pt" style:font-name-complex="Courier New1" style:font-size-complex="8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 text:name="_12rj6c56aisk"/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date>2017-12-22T09:45:15</dc:date>
    <meta:editing-duration>PT31M43S</meta:editing-duration>
    <meta:editing-cycles>10</meta:editing-cycles>
    <dc:creator>Anysia Beauzel</dc:creator>
    <meta:document-statistic meta:table-count="0" meta:image-count="0" meta:object-count="0" meta:page-count="4" meta:paragraph-count="101" meta:word-count="602" meta:character-count="3459"/>
  </office:meta>
</office:document-meta>
</file>